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142979"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7151770"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143419"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141041"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165124"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156462"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156614"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148793"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137945"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164469"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152133"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152182"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145799"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7158257"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135345"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161271"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161126"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63155"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153642"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139528"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157380"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159579"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53676"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140737"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144423"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145062"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143769"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153834"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163145"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54207"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154290"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160116"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7134103"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160034"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7161074"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7137957"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58999"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156566"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152891"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7159122"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153848"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149383"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147700"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47729"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133716"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157388"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142026"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134452"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7158851"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7149284"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58488"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7150822"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7147948"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7148877"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7146657"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37352"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7141395"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7137856"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7164423"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7157506"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38736"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7154101"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7136119"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7144179"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7158702"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48456" text:continue-numbering="true" text:style-name="WW8Num13">
        <text:list-item>
          <text:list>
            <text:list-item>
              <text:h text:style-name="P55" text:outline-level="2"><text:soft-page-break/>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soft-page-break/><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text:soft-page-break/>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oft-page-break/><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7138893"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ext:soft-page-break/>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text:soft-page-break/>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text:soft-page-break/>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text:soft-page-break/>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text:soft-page-break/>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soft-page-break/><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text:soft-page-break/>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soft-page-break/><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text:soft-page-break/></text:p>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soft-page-break/><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text:soft-page-break/>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oft-page-break/><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soft-page-break/><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soft-page-break/><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list xml:id="list37158821"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29111819"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37820" text:continue-list="list37158821" text:style-name="WW8Num13">
        <text:list-item>
          <text:list>
            <text:list-item>
              <text:h text:style-name="P58" text:outline-level="2"><text:soft-page-break/><text:span text:style-name="T6">libcstl 2.1</text:span><text:span text:style-name="T3">改善</text:span></text:h>
            </text:list-item>
          </text:list>
        </text:list-item>
      </text:list>
      <text:list xml:id="list29122494"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162068" text:continue-list="list37137820" text:style-name="WW8Num13">
        <text:list-item>
          <text:list>
            <text:list-item>
              <text:h text:style-name="P58" text:outline-level="2"><text:span text:style-name="T6">libcstl 2.1</text:span><text:span text:style-name="T3">代码的优化</text:span></text:h>
            </text:list-item>
          </text:list>
        </text:list-item>
      </text:list>
      <text:list xml:id="list37153350" text:continue-list="list29122494"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text:soft-page-break/>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160528" text:continue-list="list37162068" text:style-name="WW8Num13">
        <text:list-item>
          <text:h text:style-name="P50"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25T17:02:23.09</dc:date>
    <meta:editing-cycles>1769</meta:editing-cycles>
    <meta:editing-duration>PT413H48M59S</meta:editing-duration>
    <meta:generator>OpenOffice.org/3.2$Win32 OpenOffice.org_project/320m18$Build-9502</meta:generator>
    <dc:creator>Wang Bo</dc:creator>
    <meta:document-statistic meta:table-count="522" meta:image-count="41" meta:object-count="0" meta:page-count="231" meta:paragraph-count="7076" meta:word-count="56559" meta:character-count="207848"/>
  </office:meta>
</office:document-meta>
</file>